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9in" draw:visible-area-height="1.981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537435334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223361006" text:style-name="L2">
        <text:list-item>
          <text:p text:style-name="P27">Написати SQL-скрипт розгортання бази даних ЛР1, повинен містити такі SQL-оператори:</text:p>
          <text:list>
            <text:list-item>
              <text:p text:style-name="P27"><text:span text:style-name="T30">✅</text:span>USE</text:p>
            </text:list-item>
            <text:list-item>
              <text:p text:style-name="P28"><text:span text:style-name="T30">✅</text:span>CREATE DATABASE</text:p>
              <text:list>
                <text:list-item>
                  <text:p text:style-name="P27">Для файлу даних встановити: NAME, FILENAME, SIZE, MAXSIZE, FILEGROWTH.</text:p>
                </text:list-item>
                <text:list-item>
                  <text:p text:style-name="P27">Для файлу журналу транзакцій задати: NAME, FILENAME, SIZE, MAXSIZE, FILEGROWTH.</text:p>
                </text:list-item>
                <text:list-item>
                  <text:p text:style-name="P27">Створити FILEGROUP на ім'я «StorageFileGroup».</text:p>
                </text:list-item>
              </text:list>
            </text:list-item>
            <text:list-item>
              <text:p text:style-name="P27">CREATE SCHEMA</text:p>
            </text:list-item>
            <text:list-item>
              <text:p text:style-name="P27">✅CREATE TABLE</text:p>
              <text:list>
                <text:list-item>
                  <text:p text:style-name="P34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3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7">✅PRIMARY KEY</text:p>
                    </text:list-item>
                    <text:list-item>
                      <text:p text:style-name="P29">✅FOREIGN KEY</text:p>
                    </text:list-item>
                    <text:list-item>
                      <text:p text:style-name="P31">✅UNIQUE</text:p>
                    </text:list-item>
                    <text:list-item>
                      <text:p text:style-name="P29">✅NOT NULL</text:p>
                    </text:list-item>
                    <text:list-item>
                      <text:p text:style-name="P29">✅CHECK</text:p>
                    </text:list-item>
                    <text:list-item>
                      <text:p text:style-name="P32">✅DEFAULT</text:p>
                    </text:list-item>
                  </text:list>
                </text:list-item>
                <text:list-item>
                  <text:p text:style-name="P27">Розмістити таблиці по двох файлових групах PRIMARY та StorageFileGroup.</text:p>
                </text:list-item>
                <text:list-item>
                  <text:p text:style-name="P27">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30">✅INSERT (додати щонайменше 10 записів у кожну таблицю).</text:p>
            </text:list-item>
          </text:list>
        </text:list-item>
        <text:list-item>
          <text:p text:style-name="P27">Написати SQL-скрипт оновлення бази даних, повинен містити такі SQL-оператори:</text:p>
          <text:list>
            <text:list-item>
              <text:p text:style-name="P27">USE</text:p>
            </text:list-item>
            <text:list-item>
              <text:p text:style-name="P27">CREATE TABLE - Перед створенням таблиці видалити таблицю з такою ж назвою, якщо вона існує.</text:p>
            </text:list-item>
            <text:list-item>
              <text:p text:style-name="P27">ALTER TABLE</text:p>
              <text:list>
                <text:list-item>
                  <text:p text:style-name="P27">Додати нову колонку до таблиці.</text:p>
                </text:list-item>
                <text:list-item>
                  <text:p text:style-name="P27">Змінити ім'я/тип колонки таблиці.</text:p>
                </text:list-item>
                <text:list-item>
                  <text:p text:style-name="P27">Додати/видалити CONSTRAINT.</text:p>
                </text:list-item>
              </text:list>
            </text:list-item>
            <text:list-item>
              <text:p text:style-name="P27">UPDATE (змінити деякі записи у кількох таблицях).</text:p>
            </text:list-item>
            <text:list-item>
              <text:p text:style-name="P27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1793919854" text:style-name="L3">
        <text:list-item>
          <text:p text:style-name="P35">Заняття(з предмету) — проводиться:</text:p>
          <text:list>
            <text:list-item>
              <text:p text:style-name="P35">щотижня, або тільки по чисельникам/знаменникам;</text:p>
            </text:list-item>
            <text:list-item>
              <text:p text:style-name="P36">у день тижня</text:p>
            </text:list-item>
            <text:list-item>
              <text:p text:style-name="P36">для групи, <text:span text:style-name="T21">підгрупи</text:span></text:p>
            </text:list-item>
            <text:list-item>
              <text:p text:style-name="P37">у час</text:p>
            </text:list-item>
            <text:list-item>
              <text:p text:style-name="P38">викладачем</text:p>
            </text:list-item>
            <text:list-item>
              <text:p text:style-name="P38">в аудиторії</text:p>
            </text:list-item>
          </text:list>
        </text:list-item>
        <text:list-item>
          <text:p text:style-name="P35">Предмет</text:p>
        </text:list-item>
        <text:list-item>
          <text:p text:style-name="P35">Викладач</text:p>
        </text:list-item>
        <text:list-item>
          <text:p text:style-name="P35">Студент — <text:span text:style-name="T20">належить до групи та підгрупи</text:span></text:p>
        </text:list-item>
        <text:list-item>
          <text:p text:style-name="P35">Аудиторія</text:p>
        </text:list-item>
        <text:list-item>
          <text:p text:style-name="P35">Група(студентів) — <text:span text:style-name="T22">має куратора</text:span></text:p>
        </text:list-item>
      </text:list>
      <text:p text:style-name="P18">Таблиці:</text:p>
      <text:list xml:id="list2397492356" text:style-name="L4">
        <text:list-item>
          <text:p text:style-name="P39">Room(аудиторія)</text:p>
          <text:list>
            <text:list-item>
              <text:p text:style-name="P40">id INT PK</text:p>
            </text:list-item>
          </text:list>
        </text:list-item>
        <text:list-item>
          <text:p text:style-name="P41">Teacher(викладач)</text:p>
          <text:list>
            <text:list-item>
              <text:p text:style-name="P42">Id <text:span text:style-name="T24">INT </text:span>IDENTITY<text:span text:style-name="T26">(1, 1)</text:span> <text:span text:style-name="T23">PK</text:span></text:p>
            </text:list-item>
            <text:list-item>
              <text:p text:style-name="P43">FirstName TEXT NOT NULL</text:p>
            </text:list-item>
            <text:list-item>
              <text:p text:style-name="P43">LastName TEXT NOT NULL</text:p>
            </text:list-item>
          </text:list>
        </text:list-item>
        <text:list-item>
          <text:p text:style-name="P44">Group</text:p>
          <text:list>
            <text:list-item>
              <text:p text:style-name="P44">Id INT PK</text:p>
            </text:list-item>
            <text:list-item>
              <text:p text:style-name="P45">Name TEXT NOT NULL</text:p>
            </text:list-item>
            <text:list-item>
              <text:p text:style-name="P46">CuratorId INT NOT NULL FK(Teacher.Id)</text:p>
            </text:list-item>
          </text:list>
        </text:list-item>
        <text:list-item>
          <text:p text:style-name="P47">Class</text:p>
          <text:list>
            <text:list-item>
              <text:p text:style-name="P47">Id INT IDENTITY(1, 1) PK</text:p>
            </text:list-item>
            <text:list-item>
              <text:p text:style-name="P47">Name TEXT NOT NULL</text:p>
            </text:list-item>
          </text:list>
        </text:list-item>
        <text:list-item>
          <text:p text:style-name="P48">ClassType<text:span text:style-name="T25">(тип заняття)</text:span></text:p>
          <text:list>
            <text:list-item>
              <text:p text:style-name="P49">Id INT IDENTITY(1, 1) PK</text:p>
            </text:list-item>
            <text:list-item>
              <text:p text:style-name="P49">Name TEXT NOT NULL</text:p>
            </text:list-item>
          </text:list>
        </text:list-item>
        <text:list-item>
          <text:p text:style-name="P50">Schedule(розклад/заняття)</text:p>
          <text:list>
            <text:list-item>
              <text:p text:style-name="P51">Day SMALLINT NOT NULL BETWEEN 0 AND 6</text:p>
            </text:list-item>
            <text:list-item>
              <text:p text:style-name="P52">Time TIME NOT NULL</text:p>
            </text:list-item>
            <text:list-item>
              <text:p text:style-name="P53">IsOddWeek BIT</text:p>
            </text:list-item>
            <text:list-item>
              <text:p text:style-name="P53">ClassTypeId INT NOT NULL FK(ClassType.Id)</text:p>
            </text:list-item>
            <text:list-item>
              <text:p text:style-name="P53">ClassId INT NOT NULL FK(Class.Id)</text:p>
            </text:list-item>
            <text:list-item>
              <text:p text:style-name="P53">GroupId INT NOT NULL FK(Group.Id)</text:p>
            </text:list-item>
            <text:list-item>
              <text:p text:style-name="P53">Subgroup INT NOT NULL</text:p>
            </text:list-item>
            <text:list-item>
              <text:p text:style-name="P53">TeacherId INT NOT NULL <text:span text:style-name="T27">FK(Teacher.Id)</text:span></text:p>
            </text:list-item>
            <text:list-item>
              <text:p text:style-name="P54">RoomId INT NOT NULL FK(Room.Id)</text:p>
            </text:list-item>
          </text:list>
        </text:list-item>
        <text:list-item>
          <text:p text:style-name="P55">Student</text:p>
          <text:list>
            <text:list-item>
              <text:p text:style-name="P55">Id INT IDENTITY(1, 1) <text:span text:style-name="T29">PK</text:span></text:p>
            </text:list-item>
            <text:list-item>
              <text:p text:style-name="P55">FirstName TEXT NOT NULL</text:p>
            </text:list-item>
            <text:list-item>
              <text:p text:style-name="P55"><text:span text:style-name="T28">L</text:span>astName TEXT NOT NULL</text:p>
            </text:list-item>
            <text:list-item>
              <text:p text:style-name="P55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9T21:02:42.813322758</dc:date>
    <meta:editing-duration>PT4H43M33S</meta:editing-duration>
    <meta:editing-cycles>177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3" meta:character-count="3150" meta:non-whitespace-character-count="2820"/>
  </office:meta>
</office:document-meta>
</file>